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umn 2</text:p>
          </table:table-cell>
          <table:table-cell table:style-name="ce1"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data 1</text:p>
          </table:table-cell>
          <table:table-cell office:value-type="string" calcext:value-type="string">
            <text:p><text:s text:c="2"/>extra whitespace! <text:s/></text:p>
          </table:table-cell>
          <table:table-cell office:value-type="string" calcext:value-type="string">
            <text:p>data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ow</text:p>
          </table:table-cell>
        </table:table-row>
      </table:table>
      <table:table table:name="Sheet2" table:style-name="ta1">
        <table:table-column table:style-name="co5" table:default-cell-style-name="ce3"/>
        <table:table-column table:style-name="co4" table:number-columns-repeated="1023" table:default-cell-style-name="ce3"/>
        <table:table-row table:style-name="ro1">
          <table:table-cell table:style-name="ce1" office:value-type="string" calcext:value-type="string">
            <text:p>date val</text:p>
          </table:table-cell>
          <table:table-cell table:style-name="ce1" office:value-type="string" calcext:value-type="string">
            <text:p>Time val</text:p>
          </table:table-cell>
          <table:table-cell table:style-name="ce1" office:value-type="string" calcext:value-type="string">
            <text:p>one mor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1-24" calcext:value-type="date">
            <text:p>Nov. 24, 2016</text:p>
          </table:table-cell>
          <table:table-cell table:style-name="ce4" office:value-type="time" office:time-value="PT13H22M00S" calcext:value-type="time">
            <text:p>01:22:00 PM</text:p>
          </table:table-cell>
          <table:table-cell office:value-type="string" calcext:value-type="string">
            <text:p>Blah!!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. </number:text>
      <number:day/>
      <number:text>,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09:47:39.022979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4:12:01.144980046</dc:date>
    <dc:creator>Brian </dc:creator>
    <meta:editing-duration>PT4H25M</meta:editing-duration>
    <meta:editing-cycles>8</meta:editing-cycles>
    <meta:generator>LibreOffice/5.1.4.2$Linux_X86_64 LibreOffice_project/10m0$Build-2</meta:generator>
    <meta:document-statistic meta:table-count="2" meta:cell-count="15" meta:object-count="0"/>
  </office:meta>
</office:document-meta>
</file>